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1.18cm" fo:min-width="16.137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ffffff" draw:fill-color="#666666" draw:textarea-horizontal-align="justify" draw:textarea-vertical-align="middle" draw:auto-grow-height="false" fo:min-height="1.782cm" fo:min-width="16.0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782cm" fo:min-width="13.724cm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2.417cm" fo:min-width="2.548cm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1.188cm" fo:min-width="0.847cm"/>
    </style:style>
    <style:style style:name="gr7" style:family="graphic" style:parent-style-name="standard">
      <style:graphic-properties draw:textarea-horizontal-align="justify" draw:textarea-vertical-align="middle" draw:auto-grow-height="false" fo:min-height="4.703cm" fo:min-width="8.517cm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401cm" fo:min-width="1.532cm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standard">
      <style:graphic-properties draw:fill-color="#bf819e" draw:textarea-horizontal-align="justify" draw:textarea-vertical-align="middle" draw:auto-grow-height="false" fo:min-height="1.782cm" fo:min-width="2.0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bf819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637cm" svg:height="11.43cm" svg:x="2.524cm" svg:y="1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01cm" svg:height="0.127cm" svg:x="-0.016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51cm" svg:height="2.032cm" svg:x="2.651cm" svg:y="2.0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4.224cm" svg:height="2.032cm" svg:x="3.54cm" svg:y="4.556cm">
          <text:p text:style-name="P1"><text:a xlink:href="../../../../../../C://whatever_dumbass/file.wav" xlink:type="simple">C://whatever_dumbass/file.wav</text:a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048cm" svg:height="2.667cm" svg:x="3.667cm" svg:y="7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905cm" svg:height="2.032cm" svg:x="4.175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9.017cm" svg:height="4.953cm" svg:x="8.874cm" svg:y="7.604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9.001cm" svg:y1="10.017cm" svg:x2="17.764cm" svg:y2="10.017cm">
          <text:p/>
        </draw:line>
        <draw:line draw:style-name="gr8" draw:text-style-name="P6" draw:layer="layout" svg:x1="13.446cm" svg:y1="7.731cm" svg:x2="13.573cm" svg:y2="12.557cm">
          <text:p/>
        </draw:line>
        <draw:frame draw:style-name="gr9" draw:text-style-name="P7" draw:layer="layout" svg:width="2.921cm" svg:height="1.524cm" svg:x="9.636cm" svg:y="8.112cm">
          <draw:text-box>
            <text:p>warble</text:p>
          </draw:text-box>
        </draw:frame>
        <draw:frame draw:style-name="gr10" draw:text-style-name="P7" draw:layer="layout" svg:width="3.683cm" svg:height="1.27cm" svg:x="13.954cm" svg:y="8.239cm">
          <draw:text-box>
            <text:p>distort</text:p>
          </draw:text-box>
        </draw:frame>
        <draw:frame draw:style-name="gr11" draw:text-style-name="P7" draw:layer="layout" svg:width="3.302cm" svg:height="1.651cm" svg:x="9.382cm" svg:y="10.525cm">
          <draw:text-box>
            <text:p>Reverb?</text:p>
          </draw:text-box>
        </draw:frame>
        <draw:frame draw:style-name="gr11" draw:text-style-name="P7" draw:layer="layout" svg:width="3.302cm" svg:height="1.651cm" svg:x="14.208cm" svg:y="10.525cm">
          <draw:text-box>
            <text:p>misc</text:p>
          </draw:text-box>
        </draw:frame>
        <draw:custom-shape draw:style-name="gr12" draw:text-style-name="P1" draw:layer="layout" svg:width="2.032cm" svg:height="1.651cm" svg:x="16.875cm" svg:y="2.143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6.494cm" svg:y1="3.794cm" svg:x2="19.034cm" svg:y2="2.143cm">
          <text:p/>
        </draw:line>
        <draw:line draw:style-name="gr13" draw:text-style-name="P6" draw:layer="layout" svg:x1="17.129cm" svg:y1="2.27cm" svg:x2="19.161cm" svg:y2="3.921cm">
          <text:p/>
        </draw:line>
        <draw:custom-shape draw:style-name="gr14" draw:text-style-name="P8" draw:layer="layout" svg:width="2.54cm" svg:height="2.032cm" svg:x="15.605cm" svg:y="4.556cm">
          <text:p text:style-name="P1">brows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8-22T19:21:20.504265741</meta:creation-date>
    <dc:date>2020-08-22T19:44:49.271831246</dc:date>
    <meta:editing-duration>PT3M8S</meta:editing-duration>
    <meta:editing-cycles>1</meta:editing-cycles>
    <meta:document-statistic meta:object-count="17"/>
    <meta:generator>LibreOffice/6.4.5.2$Linux_X86_64 LibreOffice_project/1ed6aca320d7f4d82924e6cec66e4f7527376448</meta:generator>
  </office:meta>
</office:document-meta>
</file>